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July 6, 2021 (06:53:3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line-break/></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write “PreciseRectangle.cs” as the name of the file, and click on “Add”.</text:p>
        </text:list-item>
        <text:list-item>
          <text:p text:style-name="P2">You are now supposed to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text:span text:style-name="NormalTok">width</text:span> and <text:span text:style-name="NormalTok">length</text:span>, of type <text:span text:style-name="DataTypeTok">double</text:span></text:p>
            </text:list-item>
            <text:list-item>
              <text:p text:style-name="P3">it should have and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n ratio given in argument as an integer.</text:p>
                </text:list-item>
              </text:list>
            </text:list-item>
          </text:list>
        </text:list-item>
        <text:list-item>
          <text:p text:style-name="P2">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6T22:53:43Z</meta:creation-date>
    <dc:date>2021-07-06T22:53:43Z</dc:date>
    <meta:user-defined meta:name="date" meta:value-type="string">July   6, 2021 (06:53:3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